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style:font-face style:name="courier new" svg:font-family="'courier new', courier"/>
    <style:font-face style:name="inherit" svg:font-family="inherit"/>
    <style:font-face style:name="var alt-font" svg:font-family="'var alt-font'"/>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Heading_20_1">
      <style:paragraph-properties fo:margin-left="0in" fo:margin-right="0in" fo:margin-top="0in" fo:margin-bottom="0in" style:contextual-spacing="false" fo:line-height="125%" fo:orphans="2" fo:widows="2" fo:text-indent="0in" style:auto-text-indent="false" fo:padding="0in" fo:border="none"/>
      <style:text-properties fo:font-variant="normal" fo:text-transform="none" fo:color="#009ade" loext:opacity="100%" style:font-name="Inter" fo:letter-spacing="normal" fo:font-style="normal" fo:font-weight="normal"/>
    </style:style>
    <style:style style:name="P2" style:family="paragraph" style:parent-style-name="Heading_20_1">
      <style:paragraph-properties fo:margin-left="0in" fo:margin-right="0in" fo:margin-top="0in" fo:margin-bottom="0in" style:contextual-spacing="false" fo:line-height="125%" fo:text-indent="0in" style:auto-text-indent="false" fo:padding="0in" fo:border="none"/>
      <style:text-properties fo:font-variant="normal" fo:text-transform="none" fo:color="#009ade" loext:opacity="100%" style:font-name="var alt-font" fo:font-style="normal" fo:font-weight="bold" loext:padding="0in" loext:border="none"/>
    </style:style>
    <style:style style:name="P3" style:family="paragraph" style:parent-style-name="Standard">
      <style:paragraph-properties fo:margin-left="0in" fo:margin-right="0in" fo:orphans="2" fo:widows="2" fo:text-indent="0in" style:auto-text-indent="false"/>
      <style:text-properties fo:font-variant="normal" fo:text-transform="none" fo:color="#656565" loext:opacity="100%" style:font-name="Inter" fo:font-size="13.1000003814697pt" fo:letter-spacing="normal" fo:font-style="normal" fo:font-weight="normal"/>
    </style:style>
    <style:style style:name="P4" style:family="paragraph" style:parent-style-name="Standard">
      <style:paragraph-properties fo:margin-left="0in" fo:margin-right="0in" fo:margin-top="0in" fo:margin-bottom="0in" style:contextual-spacing="false" fo:line-height="125%" fo:text-align="start" style:justify-single-word="false" fo:orphans="2" fo:widows="2" fo:text-indent="0in" style:auto-text-indent="false"/>
      <style:text-properties fo:font-variant="normal" fo:text-transform="none" fo:color="#656565" loext:opacity="100%" style:font-name="var alt-font" fo:font-size="13.1000003814697pt" fo:letter-spacing="normal" fo:font-style="normal" fo:font-weight="normal"/>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loext:padding="0in" loext:border="none"/>
    </style:style>
    <style:style style:name="P7" style:family="paragraph" style:parent-style-name="Text_20_body">
      <style:paragraph-properties fo:margin-left="0in" fo:margin-right="0in" fo:margin-top="0in" fo:margin-bottom="0in" style:contextual-spacing="false" fo:line-height="145%" fo:text-indent="0in" style:auto-text-indent="false" fo:padding="0in" fo:border="none"/>
    </style:style>
    <style:style style:name="P8"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style:contextual-spacing="false" fo:line-height="145%" fo:text-indent="0in" style:auto-text-indent="false" fo:padding="0in" fo:border="none"/>
    </style:style>
    <style:style style:name="P10" style:family="paragraph" style:parent-style-name="Text_20_body" style:list-style-name="L2">
      <style:paragraph-properties fo:margin-left="0in" fo:margin-right="0in" fo:margin-top="0in" fo:margin-bottom="0in" style:contextual-spacing="false" fo:line-height="145%" fo:text-indent="0in" style:auto-text-indent="false" fo:padding="0in" fo:border="none"/>
    </style:style>
    <style:style style:name="P11"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style:style>
    <style:style style:name="P12" style:family="paragraph" style:parent-style-name="Text_20_body" style:list-style-name="L1">
      <style:paragraph-properties fo:margin-left="0in" fo:margin-right="0in" fo:margin-top="0in" fo:margin-bottom="0in" style:contextual-spacing="false" fo:line-height="145%" fo:text-indent="0in" style:auto-text-indent="false" fo:padding="0in" fo:border="none"/>
      <style:text-properties fo:font-variant="normal" fo:text-transform="none" fo:color="#333333" loext:opacity="100%" style:font-name="inherit" fo:font-size="13.1000003814697pt" fo:letter-spacing="normal" fo:font-style="normal" fo:font-weight="normal" loext:padding="0in" loext:border="none"/>
    </style:style>
    <style:style style:name="P13" style:family="paragraph" style:parent-style-name="Text_20_body">
      <style:paragraph-properties fo:margin-left="0in" fo:margin-right="0in" fo:margin-top="0in" fo:margin-bottom="0in" style:contextual-spacing="false" fo:line-height="145%" fo:text-indent="0in" style:auto-text-indent="false" fo:padding="0in" fo:border="none"/>
      <style:text-properties style:font-name="inherit" fo:font-weight="normal" loext:padding="0in" loext:border="none"/>
    </style:style>
    <style:style style:name="P14" style:family="paragraph" style:parent-style-name="Text_20_body">
      <style:paragraph-properties fo:margin-left="0in" fo:margin-right="0in" fo:margin-top="0in" fo:margin-bottom="0in" style:contextual-spacing="false" fo:line-height="145%" fo:text-indent="0in" style:auto-text-indent="false" fo:padding="0in" fo:border="none"/>
      <style:text-properties fo:color="#656565" loext:opacity="100%" style:font-name="inherit" fo:font-weight="normal" loext:padding="0in" loext:border="none"/>
    </style:style>
    <style:style style:name="T1" style:family="text">
      <style:text-properties style:font-name="courier new" fo:font-weight="bold"/>
    </style:style>
    <style:style style:name="T2" style:family="text">
      <style:text-properties style:font-name="courier new" fo:font-weight="bold" loext:padding="0in" loext:border="none"/>
    </style:style>
    <style:style style:name="T3" style:family="text">
      <style:text-properties fo:color="#656565" loext:opacity="100%" style:font-name="courier new" fo:font-weight="bold" loext:padding="0in" loext:border="none"/>
    </style:style>
    <style:style style:name="T4" style:family="text">
      <style:text-properties fo:color="#656565" loext:opacity="100%" style:font-name="inherit" fo:font-weight="normal" loext:padding="0in" loext:border="none"/>
    </style:style>
    <style:style style:name="T5" style:family="text">
      <style:text-properties fo:color="#656565" loext:opacity="100%" style:font-name="inherit" loext:padding="0in" loext:border="none"/>
    </style:style>
    <style:style style:name="T6" style:family="text">
      <style:text-properties fo:font-variant="normal" fo:text-transform="none" fo:color="#656565" loext:opacity="100%" style:font-name="Inter" fo:font-size="13.1000003814697pt" fo:letter-spacing="normal" fo:font-style="normal" fo:font-weight="normal"/>
    </style:style>
    <style:style style:name="T7" style:family="text">
      <style:text-properties fo:font-variant="normal" fo:text-transform="none" fo:color="#656565" loext:opacity="100%" style:font-name="courier new" fo:font-size="13.1000003814697pt" fo:letter-spacing="normal" fo:font-style="normal" fo:font-weight="bold"/>
    </style:style>
    <style:style style:name="T8" style:family="text">
      <style:text-properties fo:font-variant="normal" fo:text-transform="none" fo:color="#3200ff" loext:opacity="100%" style:font-name="courier new" fo:font-size="13.1000003814697pt" fo:letter-spacing="normal" fo:font-style="normal" fo:font-weight="bold"/>
    </style:style>
    <style:style style:name="T9" style:family="text">
      <style:text-properties fo:font-variant="normal" fo:text-transform="none" fo:color="#333333" loext:opacity="100%" style:font-name="inherit" fo:font-size="13.1000003814697pt" fo:letter-spacing="normal" fo:font-style="normal" fo:font-weight="normal" loext:padding="0in" loext:border="none"/>
    </style:style>
    <style:style style:name="T10" style:family="text">
      <style:text-properties fo:font-variant="normal" fo:text-transform="none" fo:color="#333333" loext:opacity="100%" style:font-name="courier new" fo:font-size="13.1000003814697pt" fo:letter-spacing="normal" fo:font-style="normal" fo:font-weight="bold" loext:padding="0in" loext:border="none"/>
    </style:style>
    <style:style style:name="T11" style:family="text">
      <style:text-properties style:font-name="inherit" fo:font-weight="normal" loext:padding="0in" loext:border="none"/>
    </style:style>
    <style:style style:name="T12" style:family="text">
      <style:text-properties loext:padding="0in" loext:border="none"/>
    </style:style>
    <style:style style:name="T13" style:family="text">
      <style:text-properties fo:color="#0099cc" loext:opacity="100%" style:text-line-through-style="none" style:text-line-through-type="none" style:font-name="inherit" style:text-underline-style="none" style:text-blinking="false" fo:background-color="transparent" loext:char-shading-value="0" loext:padding="0in" loext:border="none"/>
    </style:style>
    <style:style style:name="fr1" style:family="graphic" style:parent-style-name="Frame">
      <style:graphic-properties fo:margin-left="0in" fo:margin-right="0in" fo:margin-top="0in" fo:margin-bottom="0.2272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 <text:s text:c="5"/>persistent volumes and claims</text:p>
      <text:p text:style-name="Standard"/>
      <text:p text:style-name="P8"><text:span text:style-name="T6">A </text:span><text:span text:style-name="Strong_20_Emphasis"><text:span text:style-name="T7">PersistentVolume</text:span></text:span><text:span text:style-name="T6"> (PV) is a storage abstraction used to retain data longer than the Pod using it. Pods define a volume of type </text:span><text:span text:style-name="Strong_20_Emphasis"><text:span text:style-name="T7">PersistentVolumeClaim</text:span></text:span><text:span text:style-name="T6"> (PVC) with various parameters for size and possibly the type of backend storage known as its </text:span><text:span text:style-name="Strong_20_Emphasis"><text:span text:style-name="T7">StorageClass</text:span></text:span><text:span text:style-name="T6">. The cluster then attaches the </text:span><text:span text:style-name="Strong_20_Emphasis"><text:span text:style-name="T7">PersistentVolume</text:span></text:span><text:span text:style-name="T6">.</text:span></text:p>
      <text:p text:style-name="P11">Kubernetes will dynamically use volumes that are available, irrespective of its storage type, allowing claims to any backend storage.</text:p>
      <text:p text:style-name="P8"><text:span text:style-name="Strong_20_Emphasis"><text:span text:style-name="T8">$ kubectl get pv<text:line-break/>$ kubectl get pvc</text:span></text:span></text:p>
      <text:p text:style-name="Standard"/>
      <text:h text:style-name="P1" text:outline-level="1">Phases to Persistent Storage</text:h>
      <text:p text:style-name="Standard"/>
      <text:p text:style-name="P4">Provisioning</text:p>
      <text:section text:style-name="Sect1" text:name="ember5730">
        <text:p text:style-name="P13">Provisioning can be from PVs created in advance by the cluster administrator, or requested from a dynamic source, such as the cloud provider.</text:p>
      </text:section>
      <text:p text:style-name="P4">Binding</text:p>
      <text:section text:style-name="Sect1" text:name="ember5741">
        <text:p text:style-name="P13">Binding occurs when a control loop on the master notices the PVC, containing an amount of storage, access request, and optionally, a particular <text:span text:style-name="T1">StorageClass</text:span>. The watcher locates a matching PV or waits for the <text:span text:style-name="T1">StorageClass</text:span> provisioner to create one. The PV must match at least the storage amount requested, but may provide more.</text:p>
      </text:section>
      <text:p text:style-name="P4">Using</text:p>
      <text:section text:style-name="Sect1" text:name="ember5752">
        <text:p text:style-name="P13">The use phase begins when the bound volume is mounted for the Pod to use, which continues as long as the Pod requires.</text:p>
      </text:section>
      <text:p text:style-name="P4">Releasing</text:p>
      <text:section text:style-name="Sect1" text:name="ember5763">
        <text:p text:style-name="P7"><text:span text:style-name="T11">Releasing happens when the Pod is done with the volume and an API request is sent, deleting the PVC. The volume remains in the state from when the claim is deleted until available to a new claim. The resident data remains depending on the </text:span><text:span text:style-name="Strong_20_Emphasis"><text:span text:style-name="T2">persistentVolumeReclaimPolicy</text:span></text:span><text:span text:style-name="T11">.</text:span></text:p>
      </text:section>
      <text:p text:style-name="P4">Reclaiming</text:p>
      <text:section text:style-name="Sect1" text:name="ember5774">
        <text:p text:style-name="P13">The reclaim phase has three options:</text:p>
        <text:list xml:id="list2716655245" text:style-name="L1">
          <text:list-item>
            <text:p text:style-name="P12"><text:soft-page-break/>Retain, which keeps the data intact, allowing for an administrator to handle the storage and data.</text:p>
          </text:list-item>
          <text:list-item>
            <text:p text:style-name="P12">Delete tells the volume plugin to delete the API object, as well as the storage behind it.</text:p>
          </text:list-item>
          <text:list-item>
            <text:p text:style-name="P9"><text:span text:style-name="T9">The Recycle option runs an </text:span><text:span text:style-name="Strong_20_Emphasis"><text:span text:style-name="T10">rm -rf /mountpoint</text:span></text:span><text:span text:style-name="T9"> and then makes it available to a new claim. With the stability of dynamic provisioning, the Recycle option is planned to be deprecated.</text:span></text:p>
          </text:list-item>
        </text:list>
      </text:section>
      <text:p text:style-name="Standard"/>
      <text:p text:style-name="Standard"/>
      <text:h text:style-name="P1" text:outline-level="1">Persistent Volume</text:h>
      <text:p text:style-name="P8"><text:span text:style-name="T6">The following example shows a basic declaration of a </text:span><text:span text:style-name="Strong_20_Emphasis"><text:span text:style-name="T7">PersistentVolume</text:span></text:span><text:span text:style-name="T6"> using the </text:span><text:span text:style-name="Strong_20_Emphasis"><text:span text:style-name="T7">hostPath</text:span></text:span><text:span text:style-name="T6"> type.</text:span></text:p>
      <text:p text:style-name="P8"><text:span text:style-name="Strong_20_Emphasis"><text:span text:style-name="T7">kind: PersistentVolume<text:line-break/>apiVersion: v1<text:line-break/>metadata:<text:line-break/>name: 10Gpv01<text:line-break/>labels:<text:line-break/>type: local<text:line-break/>spec:<text:line-break/>capacity:<text:line-break/>        storage: 10Gi<text:line-break/>    accessModes:<text:line-break/>        - ReadWriteOnce<text:line-break/>    hostPath:<text:line-break/>        path: "/somepath/data01"</text:span></text:span></text:p>
      <text:p text:style-name="Standard"/>
      <text:p text:style-name="P3">Persistent volumes are cluster-scoped, but persistent volume claims are namespace-scoped. An alpha feature since v1.11 this allows for static provisioning of Raw Block Volumes, which currently support the Fibre Channel plugin. There is a lot of development and change in this area, with plugins adding dynamic provisioning.</text:p>
      <text:p text:style-name="Standard"/>
      <text:p text:style-name="Standard"/>
      <text:p text:style-name="Standard"/>
      <text:p text:style-name="Standard"><text:soft-page-break/>========================= set/attach a claim with a pod ==========================</text:p>
      <text:p text:style-name="Standard"/>
      <text:p text:style-name="Standard">// BUT IT DOES NOT WORK MAYBE THIS POD’S IMG DOESN T TAKE CLAIM ???</text:p>
      <text:p text:style-name="Standard">// the claim</text:p>
      <text:p text:style-name="Standard">apiVersion: v1</text:p>
      <text:p text:style-name="Standard">kind: PersistentVolumeClaim</text:p>
      <text:p text:style-name="Standard">metadata:</text:p>
      <text:p text:style-name="Standard"><text:s text:c="2"/>name: myclaim</text:p>
      <text:p text:style-name="Standard">spec:</text:p>
      <text:p text:style-name="Standard"><text:s text:c="2"/>accessModes:</text:p>
      <text:p text:style-name="Standard"><text:s text:c="4"/>- ReadWriteOnce</text:p>
      <text:p text:style-name="Standard"><text:s text:c="2"/>resources:</text:p>
      <text:p text:style-name="Standard"><text:s text:c="4"/>requests:</text:p>
      <text:p text:style-name="Standard"><text:s text:c="6"/>storage: 500Mi</text:p>
      <text:p text:style-name="Standard"/>
      <text:p text:style-name="Standard"/>
      <text:p text:style-name="Standard">// the pod</text:p>
      <text:p text:style-name="Standard">apiVersion: v1</text:p>
      <text:p text:style-name="Standard">kind: Pod</text:p>
      <text:p text:style-name="Standard">metadata:</text:p>
      <text:p text:style-name="Standard"><text:s text:c="2"/>name: busybox</text:p>
      <text:p text:style-name="Standard"><text:s text:c="2"/>namespace: default</text:p>
      <text:p text:style-name="Standard">spec:</text:p>
      <text:p text:style-name="Standard"><text:s text:c="2"/>containers:</text:p>
      <text:p text:style-name="Standard"><text:s text:c="2"/>- name: alphacont</text:p>
      <text:p text:style-name="Standard"><text:s text:c="4"/>image: busybox</text:p>
      <text:p text:style-name="Standard"><text:s text:c="4"/>command:</text:p>
      <text:p text:style-name="Standard"><text:s text:c="6"/>- sleep</text:p>
      <text:p text:style-name="Standard"><text:s text:c="6"/>- "3600"</text:p>
      <text:p text:style-name="Standard"><text:s text:c="2"/>volumes:</text:p>
      <text:p text:style-name="Standard"><text:s text:c="2"/>- name: test-volume</text:p>
      <text:p text:style-name="Standard"><text:s text:c="4"/>persistentVolumeClaim:</text:p>
      <text:p text:style-name="Standard"><text:s text:c="6"/>claimName: myclaim</text:p>
      <text:p text:style-name="Standard"/>
      <text:p text:style-name="Standard"/>
      <text:p text:style-name="Standard"><draw:frame draw:style-name="fr2" draw:name="Frame1" text:anchor-type="paragraph" svg:width="10.7047in" draw:z-index="0"><draw:text-box fo:min-height="0.0161in"><text:section text:style-name="Sect1" text:name="ember5826"><text:p text:style-name="P5"/><text:section text:style-name="Sect1" text:name="ember5828"><text:h text:style-name="P2" text:outline-level="1">Dynamic Provisioning</text:h><text:p text:style-name="P14">While handling volumes with a persistent volume definition and abstracting the storage provider using a claim is powerful, a cluster administrator still needs to create those volumes in the first place. Starting with Kubernetes v1.4, Dynamic Provisioning allowed for the cluster to request storage from an exterior, pre-configured source. API calls made by the appropriate plugin allow for a wide range of dynamic storage use.</text:p><text:p text:style-name="P7"><text:span text:style-name="T4">The </text:span><text:span text:style-name="Strong_20_Emphasis"><text:span text:style-name="T3">StorageClass</text:span></text:span><text:span text:style-name="T4"> API resource allows an administrator to define a persistent volume provisioner of a certain type, passing storage-specific parameters.</text:span></text:p><text:p text:style-name="P7"><text:span text:style-name="T4">With a </text:span><text:span text:style-name="Strong_20_Emphasis"><text:span text:style-name="T3">StorageClass</text:span></text:span><text:span text:style-name="T4"> created, a user can request a claim, which the API Server fills via auto-provisioning. The resource will also be reclaimed as configured by the provider. AWS and GCE are common choices for dynamic storage, but other options exist, such as a Ceph cluster or iSCSI. Single, default class is possible via annotation.</text:span></text:p><text:p text:style-name="P7"><text:span text:style-name="T4">Here is an example of a </text:span><text:span text:style-name="Strong_20_Emphasis"><text:span text:style-name="T3">StorageClass</text:span></text:span><text:span text:style-name="T4"> using GCE:</text:span></text:p><text:p text:style-name="P7"><text:span text:style-name="Strong_20_Emphasis"><text:span text:style-name="T3">apiVersion: storage.k8s.io/v1        <text:line-break/>kind: StorageClass<text:line-break/>metadata:<text:line-break/>  name: fast                         # Could be any name<text:line-break/>provisioner: kubernetes.io/gce-pd<text:line-break/>parameters:<text:line-break/>  type: pd-ssd </text:span></text:span><text:span text:style-name="T4">​</text:span></text:p><text:p text:style-name="P14">There are also providers you can create inside of you cluster, which use Custom Resource Definitions and local operators to manage storage.</text:p><text:list xml:id="list1250761051" text:style-name="L2"><text:list-item><text:p text:style-name="P10"><text:a xlink:type="simple" xlink:href="https://rook.io/" office:target-frame-name="_blank" xlink:show="new" text:style-name="Internet_20_link" text:visited-style-name="Visited_20_Internet_20_Link"><text:span text:style-name="T13">Rook</text:span></text:a><text:span text:style-name="T5"><text:line-break/>Is a CNCF project in incubation status which allows easy management of several back-end storage types, including an easy way to deploy Ceph.</text:span></text:p></text:list-item><text:list-item><text:p text:style-name="P10"><text:a xlink:type="simple" xlink:href="https://longhorn.io/" office:target-frame-name="_blank" xlink:show="new" text:style-name="Internet_20_link" text:visited-style-name="Visited_20_Internet_20_Link"><text:span text:style-name="T13">Longhorn</text:span></text:a><text:span text:style-name="T5"><text:line-break/>Is a CNCF project in sandbox status, developed by Rancher which also allows management of local storage.</text:span></text:p></text:list-item></text:list></text:section></text:section></draw:text-box></draw:frame><text:soft-page-break/></text:p>
      <text:p text:style-name="Standard"><draw:frame draw:style-name="fr1" draw:name="Frame2" text:anchor-type="char" svg:width="10.7272in" draw:z-index="1"><draw:text-box fo:min-height="0.0161in"><text:p text:style-name="P6"/></draw:text-box></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style:font-face style:name="courier new" svg:font-family="'courier new', courier"/>
    <style:font-face style:name="inherit" svg:font-family="inherit"/>
    <style:font-face style:name="var alt-font" svg:font-family="'var alt-font'"/>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17:19:27.416373196</meta:creation-date>
    <dc:date>2021-02-17T18:40:47.194906728</dc:date>
    <meta:editing-duration>PT1H11M5S</meta:editing-duration>
    <meta:editing-cycles>7</meta:editing-cycles>
    <meta:generator>LibreOffice/7.1.0.3$Linux_X86_64 LibreOffice_project/10$Build-3</meta:generator>
    <meta:document-statistic meta:table-count="0" meta:image-count="0" meta:object-count="0" meta:page-count="4" meta:paragraph-count="61" meta:word-count="693" meta:character-count="4608" meta:non-whitespace-character-count="3839"/>
  </office:meta>
</office:document-meta>
</file>